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00%"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ff0000" fo:font-size="10pt" fo:font-weight="bold" style:font-size-asian="10pt" style:font-weight-asian="bold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AVANTE, BÁRBAROS! - FORMULÁRIO DE FILIAÇÃO</text:span></text:p>
      <text:p text:style-name="P2"/>
      <text:p text:style-name="Standard"><text:span text:style-name="T2">*</text:span><text:span text:style-name="T3"> Pseudônimo ou primeiro nome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</table:table-cell>
        </table:table-row>
      </table:table>
      <text:p text:style-name="P1"/>
      <text:p text:style-name="Standard"><text:span text:style-name="T2">*</text:span><text:span text:style-name="T3"> Endereço de e-mail para contato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/>
          </table:table-cell>
        </table:table-row>
      </table:table>
      <text:p text:style-name="P1"/>
      <text:p text:style-name="Standard"><text:span text:style-name="T2">*</text:span><text:span text:style-name="T3"> Gênero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/>
          </table:table-cell>
        </table:table-row>
      </table:table>
      <text:p text:style-name="P1"/>
      <text:p text:style-name="Standard"><text:span text:style-name="T3">Como você pensa que pode ajudar?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6"><text:span text:style-name="T2">* </text:span><text:span text:style-name="T3">- Campo obrigató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vante, Bárbaros - Formulário de Filiaçã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7" meta:word-count="35" meta:character-count="206" meta:non-whitespace-character-count="178"/>
    <meta:generator>LibreOfficeDev/6.0.5.2$Linux_X86_64 LibreOffice_project/</meta:generator>
  </office:meta>
</office:document-meta>
</file>